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atin Modern Math" svg:font-family="'Latin Modern Math'" style:font-pitch="variable"/>
    <style:font-face style:name="Latin Modern Roman" svg:font-family="'Latin Modern Roman'" style:font-pitch="variable"/>
    <style:font-face style:name="Latin Modern Roman Unslanted" svg:font-family="'Latin Modern Roman Unslant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paragraph-properties fo:text-align="center" style:justify-single-word="false"/>
      <style:text-properties style:font-name="Latin Modern Roman" officeooo:rsid="00064045" officeooo:paragraph-rsid="000d2b92"/>
    </style:style>
    <style:style style:name="P2" style:family="paragraph" style:parent-style-name="Title">
      <style:text-properties style:font-name="Latin Modern Math" fo:font-size="30pt" officeooo:rsid="000d2b92" officeooo:paragraph-rsid="000d2b92" style:font-size-asian="30pt" style:font-size-complex="30pt"/>
    </style:style>
    <style:style style:name="P3" style:family="paragraph" style:parent-style-name="Heading_20_1">
      <style:paragraph-properties fo:text-align="justify" style:justify-single-word="false"/>
      <style:text-properties fo:color="#00ccff" style:font-name="Latin Modern Roman" fo:font-size="24pt" style:text-underline-style="solid" style:text-underline-width="auto" style:text-underline-color="font-color" fo:font-weight="bold" officeooo:rsid="000d2b92" officeooo:paragraph-rsid="000d2b92" style:font-size-asian="24pt" style:font-weight-asian="bold" style:font-size-complex="24pt" style:font-weight-complex="bold"/>
    </style:style>
    <style:style style:name="P4" style:family="paragraph" style:parent-style-name="Standard" style:list-style-name="L1">
      <style:paragraph-properties fo:text-align="justify" style:justify-single-word="false"/>
      <style:text-properties fo:color="#00ccff" style:font-name="Latin Modern Roman" fo:font-size="20pt" fo:font-weight="normal" officeooo:rsid="000489d4" officeooo:paragraph-rsid="000d2b92" style:font-size-asian="20pt" style:font-weight-asian="normal" style:font-size-complex="20pt" style:font-weight-complex="normal"/>
    </style:style>
    <style:style style:name="P5" style:family="paragraph" style:parent-style-name="Standard" style:list-style-name="L1">
      <style:paragraph-properties fo:text-align="justify" style:justify-single-word="false"/>
      <style:text-properties fo:color="#00ccff" style:font-name="Latin Modern Roman" fo:font-size="20pt" fo:font-weight="normal" officeooo:rsid="000489d4" officeooo:paragraph-rsid="000e1266" style:font-size-asian="20pt" style:font-weight-asian="normal" style:font-size-complex="20pt" style:font-weight-complex="normal"/>
    </style:style>
    <style:style style:name="P6" style:family="paragraph" style:parent-style-name="Standard" style:list-style-name="L1">
      <style:paragraph-properties fo:text-align="justify" style:justify-single-word="false"/>
      <style:text-properties fo:color="#00ccff" style:font-name="Latin Modern Roman" fo:font-size="20pt" fo:font-weight="normal" officeooo:rsid="000d2b92" officeooo:paragraph-rsid="000d2b92" style:font-size-asian="20pt" style:font-weight-asian="normal" style:font-size-complex="20pt" style:font-weight-complex="normal"/>
    </style:style>
    <style:style style:name="P7" style:family="paragraph" style:parent-style-name="Standard" style:list-style-name="L1">
      <style:paragraph-properties fo:text-align="justify" style:justify-single-word="false"/>
      <style:text-properties fo:color="#00ccff" style:font-name="Latin Modern Roman" fo:font-size="20pt" fo:font-weight="normal" officeooo:rsid="000d2b92" officeooo:paragraph-rsid="000e1266" style:font-size-asian="20pt" style:font-weight-asian="normal" style:font-size-complex="20pt" style:font-weight-complex="normal"/>
    </style:style>
    <style:style style:name="P8" style:family="paragraph" style:parent-style-name="Standard">
      <style:paragraph-properties fo:text-align="justify" style:justify-single-word="false"/>
      <style:text-properties fo:color="#00ccff" style:font-name="Latin Modern Roman" fo:font-size="20pt" fo:font-weight="normal" officeooo:rsid="000d2b92" officeooo:paragraph-rsid="000d2b92" style:font-size-asian="20pt" style:font-weight-asian="normal" style:font-size-complex="20pt" style:font-weight-complex="normal"/>
    </style:style>
    <style:style style:name="P9" style:family="paragraph" style:parent-style-name="Standard">
      <style:paragraph-properties fo:text-align="center" style:justify-single-word="false"/>
      <style:text-properties style:font-name="Latin Modern Roman" fo:font-size="18pt" officeooo:rsid="00065da0" officeooo:paragraph-rsid="000d2b92" style:font-size-asian="18pt" style:font-size-complex="18pt"/>
    </style:style>
    <style:style style:name="P10" style:family="paragraph" style:parent-style-name="Standard">
      <style:paragraph-properties fo:text-align="center" style:justify-single-word="false"/>
      <style:text-properties style:font-name="Latin Modern Roman" fo:font-size="18pt" officeooo:rsid="00064045" officeooo:paragraph-rsid="000d2b92" style:font-size-asian="18pt" style:font-size-complex="18pt"/>
    </style:style>
    <style:style style:name="P11" style:family="paragraph" style:parent-style-name="Standard">
      <style:paragraph-properties fo:text-align="center" style:justify-single-word="false"/>
      <style:text-properties style:font-name="Latin Modern Roman" officeooo:rsid="00064045" officeooo:paragraph-rsid="000d2b92"/>
    </style:style>
    <style:style style:name="P12" style:family="paragraph" style:parent-style-name="Standard">
      <style:paragraph-properties fo:text-align="justify" style:justify-single-word="false"/>
      <style:text-properties style:font-name="Latin Modern Roman" fo:font-size="22pt" fo:font-weight="bold" officeooo:rsid="00065da0" officeooo:paragraph-rsid="000d2b92" style:font-size-asian="22pt" style:font-weight-asian="bold" style:font-size-complex="22pt" style:font-weight-complex="bold"/>
    </style:style>
    <style:style style:name="P13" style:family="paragraph" style:parent-style-name="Standard">
      <style:paragraph-properties fo:text-align="start" style:justify-single-word="false"/>
      <style:text-properties style:font-name="Latin Modern Roman" fo:font-size="22pt" fo:font-weight="bold" officeooo:rsid="00065da0" officeooo:paragraph-rsid="000d2b92" style:font-size-asian="22pt" style:font-weight-asian="bold" style:font-size-complex="22pt" style:font-weight-complex="bold"/>
    </style:style>
    <style:style style:name="P14" style:family="paragraph" style:parent-style-name="Standard">
      <style:paragraph-properties fo:text-align="end" style:justify-single-word="false"/>
      <style:text-properties style:font-name="Latin Modern Roman" fo:font-size="22pt" fo:font-weight="bold" officeooo:rsid="00065da0" officeooo:paragraph-rsid="000d2b92" style:font-size-asian="22pt" style:font-weight-asian="bold" style:font-size-complex="22pt" style:font-weight-complex="bold"/>
    </style:style>
    <style:style style:name="P15" style:family="paragraph" style:parent-style-name="Standard">
      <style:paragraph-properties fo:text-align="end" style:justify-single-word="false"/>
      <style:text-properties style:font-name="Latin Modern Roman" fo:font-size="22pt" fo:font-weight="normal" officeooo:rsid="00065da0" officeooo:paragraph-rsid="000d2b92" style:font-size-asian="22pt" style:font-weight-asian="normal" style:font-size-complex="22pt" style:font-weight-complex="normal"/>
    </style:style>
    <style:style style:name="P16" style:family="paragraph" style:parent-style-name="Standard">
      <style:paragraph-properties fo:text-align="justify" style:justify-single-word="false"/>
      <style:text-properties style:font-name="Latin Modern Roman" officeooo:paragraph-rsid="000d2b92"/>
    </style:style>
    <style:style style:name="P17" style:family="paragraph" style:parent-style-name="Standard">
      <style:paragraph-properties fo:text-align="start" style:justify-single-word="false"/>
      <style:text-properties fo:color="#00ffff" style:font-name="Latin Modern Roman" fo:font-size="16pt" style:text-underline-style="solid" style:text-underline-width="auto" style:text-underline-color="font-color" fo:font-weight="bold" officeooo:rsid="00065da0" officeooo:paragraph-rsid="000d2b92" style:font-size-asian="16pt" style:font-weight-asian="bold" style:font-size-complex="16pt" style:font-weight-complex="bold"/>
    </style:style>
    <style:style style:name="P18" style:family="paragraph" style:parent-style-name="Standard">
      <style:paragraph-properties fo:text-align="end" style:justify-single-word="false"/>
      <style:text-properties style:font-name="Latin Modern Roman Unslanted" fo:font-size="40pt" fo:font-weight="bold" officeooo:rsid="00065da0" officeooo:paragraph-rsid="000d2b92" style:font-size-asian="40pt" style:font-weight-asian="bold" style:font-size-complex="40pt" style:font-weight-complex="bold"/>
    </style:style>
    <style:style style:name="P19" style:family="paragraph" style:parent-style-name="Standard">
      <style:paragraph-properties fo:text-align="end" style:justify-single-word="false"/>
      <style:text-properties style:font-name="Latin Modern Roman Unslanted" fo:font-size="32pt" fo:font-weight="bold" officeooo:rsid="00065da0" officeooo:paragraph-rsid="000d2b92" style:font-size-asian="32pt" style:font-weight-asian="bold" style:font-size-complex="32pt" style:font-weight-complex="bold"/>
    </style:style>
    <style:style style:name="P20" style:family="paragraph" style:parent-style-name="Standard" style:list-style-name="L1">
      <style:paragraph-properties fo:text-align="justify" style:justify-single-word="false"/>
      <style:text-properties fo:color="#000000" style:font-name="Latin Modern Roman" fo:font-size="20pt" fo:font-weight="normal" officeooo:rsid="000489d4" officeooo:paragraph-rsid="000d2b92" style:font-size-asian="20pt" style:font-weight-asian="normal" style:font-size-complex="20pt" style:font-weight-complex="normal"/>
    </style:style>
    <style:style style:name="T1" style:family="text">
      <style:text-properties officeooo:rsid="00065da0"/>
    </style:style>
    <style:style style:name="T2" style:family="text">
      <style:text-properties fo:color="#000000"/>
    </style:style>
    <style:style style:name="T3" style:family="text">
      <style:text-properties fo:color="#000000" fo:font-size="16pt" style:font-size-asian="14pt" style:font-size-complex="16pt"/>
    </style:style>
    <style:style style:name="T4" style:family="text">
      <style:text-properties fo:color="#000000" fo:font-size="16pt" officeooo:rsid="000d2b92" style:font-size-asian="14pt" style:font-size-complex="16pt"/>
    </style:style>
    <style:style style:name="T5" style:family="text">
      <style:text-properties fo:color="#000000" fo:font-size="16pt" officeooo:rsid="000e1266" style:font-size-asian="14pt" style:font-size-complex="16pt"/>
    </style:style>
    <style:style style:name="T6" style:family="text">
      <style:text-properties fo:color="#006600" officeooo:rsid="00085367"/>
    </style:style>
    <style:style style:name="T7" style:family="text">
      <style:text-properties fo:color="#ff0000" officeooo:rsid="00085367"/>
    </style:style>
    <style:style style:name="T8" style:family="text">
      <style:text-properties fo:color="#cc00cc" officeooo:rsid="00085367"/>
    </style:style>
    <style:style style:name="T9" style:family="text">
      <style:text-properties fo:color="#0000cc" officeooo:rsid="00085367"/>
    </style:style>
    <style:style style:name="T10" style:family="text">
      <style:text-properties officeooo:rsid="00085367"/>
    </style:style>
    <style:style style:name="T11" style:family="text">
      <style:text-properties fo:color="#990099" fo:font-size="40pt" officeooo:rsid="00085367" style:font-size-asian="40pt" style:font-size-complex="40pt"/>
    </style:style>
    <style:style style:name="T12" style:family="text">
      <style:text-properties fo:color="#996633" fo:font-size="40pt" officeooo:rsid="00085367" style:font-size-asian="40pt" style:font-size-complex="40pt"/>
    </style:style>
    <style:style style:name="T13" style:family="text">
      <style:text-properties fo:color="#66cc99" fo:font-size="40pt" officeooo:rsid="00085367" style:font-size-asian="40pt" style:font-size-complex="40pt"/>
    </style:style>
    <style:style style:name="T14" style:family="text">
      <style:text-properties fo:font-size="40pt" officeooo:rsid="00085367" style:font-size-asian="40pt" style:font-size-complex="40pt"/>
    </style:style>
    <style:style style:name="T15" style:family="text">
      <style:text-properties fo:color="#6600cc" fo:font-size="40pt" officeooo:rsid="00085367" style:font-size-asian="40pt" style:font-size-complex="40pt"/>
    </style:style>
    <style:style style:name="T16" style:family="text">
      <style:text-properties fo:color="#00cc00" fo:font-size="40pt" officeooo:rsid="00085367" style:font-size-asian="40pt" style:font-size-complex="40pt"/>
    </style:style>
    <style:style style:name="T17" style:family="text">
      <style:text-properties fo:color="#000099" fo:font-size="40pt" officeooo:rsid="00085367" style:font-size-asian="40pt" style:font-size-complex="40pt"/>
    </style:style>
    <style:style style:name="T18" style:family="text">
      <style:text-properties fo:color="#99cc66" fo:font-size="40pt" officeooo:rsid="00085367" style:font-size-asian="40pt" style:font-size-complex="40pt"/>
    </style:style>
    <style:style style:name="T19" style:family="text">
      <style:text-properties fo:color="#dd4814" fo:font-size="40pt" officeooo:rsid="00085367" style:font-size-asian="40pt" style:font-size-complex="40pt"/>
    </style:style>
    <style:style style:name="T20" style:family="text">
      <style:text-properties fo:color="#dd4814" fo:font-size="38pt" officeooo:rsid="00085367" style:font-size-asian="38pt" style:font-size-complex="38pt"/>
    </style:style>
    <style:style style:name="T21" style:family="text">
      <style:text-properties fo:color="#dd4814" officeooo:rsid="00085367"/>
    </style:style>
    <style:style style:name="T22" style:family="text">
      <style:text-properties fo:font-weight="normal" officeooo:rsid="0010dfee" style:font-weight-asian="normal" style:font-weight-complex="normal"/>
    </style:style>
    <style:style style:name="T23" style:family="text">
      <style:text-properties officeooo:rsid="0012a354"/>
    </style:style>
    <style:style style:name="T24" style:family="text">
      <style:text-properties officeooo:rsid="000fa81a"/>
    </style:style>
    <style:style style:name="T25" style:family="text">
      <style:text-properties officeooo:rsid="000d2b92"/>
    </style:style>
    <style:style style:name="T26" style:family="text">
      <style:text-properties fo:color="#00ccff" style:font-name="Latin Modern Roman" fo:font-size="20pt" fo:font-weight="normal" officeooo:rsid="000d2b92" style:font-size-asian="20pt" style:font-weight-asian="normal" style:font-size-complex="20pt" style:font-weight-complex="normal"/>
    </style:style>
    <style:style style:name="T27" style:family="text">
      <style:text-properties officeooo:rsid="00059d7f"/>
    </style:style>
    <style:style style:name="T28" style:family="text">
      <style:text-properties style:font-name="Latin Modern Roman" officeooo:rsid="000d2b9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llege of Engineering Guindy</text:p>
      <text:p text:style-name="P9">Anna University</text:p>
      <text:p text:style-name="P10">Depart<text:span text:style-name="T1">ment of Information Science and Technology</text:span></text:p>
      <text:p text:style-name="P11"><text:tab/></text:p>
      <text:p text:style-name="P2">Tools / Software used</text:p>
      <text:p text:style-name="P17"><text:span text:style-name="T2"><text:s text:c="76"/></text:span><text:s text:c="5"/></text:p>
      <text:p text:style-name="P12">TITLE:</text:p>
      <text:p text:style-name="P18"><text:span text:style-name="T6">H</text:span><text:span text:style-name="T7">a</text:span><text:span text:style-name="T8">p</text:span><text:span text:style-name="T9">p</text:span><text:span text:style-name="T7">y</text:span><text:span text:style-name="T10"> <text:s text:c="13"/></text:span></text:p>
      <text:p text:style-name="P19"><text:span text:style-name="T11">C</text:span><text:span text:style-name="T12">o</text:span><text:span text:style-name="T13">d</text:span><text:span text:style-name="T14">i</text:span><text:span text:style-name="T15">n</text:span><text:span text:style-name="T16">g</text:span><text:span text:style-name="T17">!</text:span><text:span text:style-name="T18">!</text:span><text:span text:style-name="T19">!</text:span><text:span text:style-name="T20"> </text:span><text:span text:style-name="T21"><text:s text:c="3"/></text:span><text:span text:style-name="T10"><text:s text:c="4"/></text:span></text:p>
      <text:p text:style-name="P12"/>
      <text:p text:style-name="P12"/>
      <text:p text:style-name="P13"><text:s text:c="19"/></text:p>
      <text:p text:style-name="P13"/>
      <text:p text:style-name="P13"/>
      <text:p text:style-name="P13"/>
      <text:p text:style-name="P13"><text:s text:c="24"/>BY</text:p>
      <text:p text:style-name="P14"><text:tab/><text:tab/><text:tab/><text:tab/><text:tab/><text:tab/> <text:s text:c="4"/><text:span text:style-name="T22">(B.Tech IT – III year)</text:span></text:p>
      <text:p text:style-name="P15">Ajitaa Jagan<text:span text:style-name="T23">n</text:span>athan – 2015115004</text:p>
      <text:p text:style-name="P15">Saravanan Rajendran – 2015115048</text:p>
      <text:p text:style-name="P15">Sshreya .K.<text:span text:style-name="T23">Y</text:span> - 2015115115</text:p>
      <text:p text:style-name="P16"><text:tab/><text:tab/><text:tab/><text:tab/></text:p>
      <text:p text:style-name="P15"><text:soft-page-break/><text:tab/><text:tab/><text:tab/><text:tab/><text:tab/> <text:s text:c="2"/><text:span text:style-name="T24"><text:s/></text:span></text:p>
      <text:p text:style-name="P16"/>
      <text:h text:style-name="P3" text:outline-level="1">Tools / software used :</text:h>
      <text:list xml:id="list5232619463820060094" text:style-name="L1">
        <text:list-item>
          <text:p text:style-name="P4">Sublime <text:span text:style-name="T25">text editor:</text:span></text:p>
          <text:list>
            <text:list-header>
              <text:p text:style-name="P4"><text:span text:style-name="T4">This is an simple text editor which can support additional features the users need via pulgins. Plugins can be used to add more functionality to the text editor. Plugins are also the one of the important reason that sublime text editor has become this famous.</text:span></text:p>
            </text:list-header>
          </text:list>
          <text:p text:style-name="P4"><text:span text:style-name="T4"/></text:p>
        </text:list-item>
        <text:list-item>
          <text:p text:style-name="P4"><text:span text:style-name="T25">Sublime</text:span> <text:span text:style-name="T27">A</text:span>PI</text:p>
          <text:list>
            <text:list-header>
              <text:p text:style-name="P4"><text:span text:style-name="T4">Users can create their own plugin using python and along with the modules for sublime. Those modules provide the API to access and interact with sublime text editor, which can be used to retrive the code , display the output or the error.</text:span></text:p>
            </text:list-header>
          </text:list>
          <text:p text:style-name="P4"><text:span text:style-name="T4"/></text:p>
        </text:list-item>
        <text:list-item>
          <text:p text:style-name="P6">Python</text:p>
          <text:list>
            <text:list-header>
              <text:p text:style-name="P6"><text:span text:style-name="T3">The main plugin is built using python. Since python has rich library and friendly community, we choose python to build our plugin in python.</text:span></text:p>
              <text:p text:style-name="P6"><text:span text:style-name="T3"><text:s/></text:span></text:p>
            </text:list-header>
          </text:list>
        </text:list-item>
        <text:list-item>
          <text:p text:style-name="P6">Stack exchange API</text:p>
          <text:list>
            <text:list-header>
              <text:p text:style-name="P6"><text:span text:style-name="T3">Python has many libraries, one of which is Stack Exchange library, this can be used to access stack exchange API seemlessly. This reduces the </text:span><text:span text:style-name="T5">burden</text:span><text:span text:style-name="T3"> of validation and authentication.</text:span></text:p>
            </text:list-header>
          </text:list>
        </text:list-item>
      </text:list>
      <text:p text:style-name="P8"><text:span text:style-name="T3"/></text:p>
      <text:p text:style-name="P8"><text:span text:style-name="T3"/></text:p>
      <text:list xml:id="list223105437382296" text:continue-numbering="true" text:style-name="L1">
        <text:list-item>
          <text:p text:style-name="P6"><text:soft-page-break/>URL lib </text:p>
          <text:list>
            <text:list-header>
              <text:p text:style-name="P7"><text:span text:style-name="T5">Adding more to our python glory, we have URL lib, a module to be used along with our stack overflow API to make HTTP request to their stack overflow server.</text:span></text:p>
              <text:p text:style-name="P7"><text:span text:style-name="T5"/></text:p>
            </text:list-header>
          </text:list>
        </text:list-item>
        <text:list-item>
          <text:p text:style-name="P5">NLTK <text:s/>in Python</text:p>
          <text:list>
            <text:list-header>
              <text:p text:style-name="P7"><text:span text:style-name="T5">And finally the NLTK , this is an open sourced Natural Language Processing Tool Kit. This would be used to improve the search results and for better ordering in the future enhancement.</text:span></text:p>
            </text:list-header>
          </text:list>
          <text:p text:style-name="P20"><text:span text:style-name="T2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atin Modern Math" svg:font-family="'Latin Modern Math'" style:font-pitch="variable"/>
    <style:font-face style:name="Latin Modern Roman" svg:font-family="'Latin Modern Roman'" style:font-pitch="variable"/>
    <style:font-face style:name="Latin Modern Roman Unslanted" svg:font-family="'Latin Modern Roman Unslant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0T22:09:23.788088002</meta:creation-date>
    <dc:date>2017-09-10T22:31:04.937368683</dc:date>
    <meta:editing-duration>PT5M24S</meta:editing-duration>
    <meta:editing-cycles>1</meta:editing-cycles>
    <meta:document-statistic meta:table-count="0" meta:image-count="0" meta:object-count="0" meta:page-count="3" meta:paragraph-count="35" meta:word-count="273" meta:character-count="1694" meta:non-whitespace-character-count="1286"/>
    <meta:generator>LibreOffice/5.1.6.2$Linux_X86_64 LibreOffice_project/10m0$Build-2</meta:generator>
  </office:meta>
</office:document-meta>
</file>